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000080" style:font-name="arial" fo:font-size="18pt"/>
    </style:style>
    <style:style style:name="T2" style:family="text">
      <style:text-properties style:font-name="arial" fo:font-size="12pt"/>
    </style:style>
    <style:style style:name="T3" style:family="text">
      <style:text-properties style:font-name="arial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isl13 debateu papel das cooperativas na noite desta quinta-feira</text:span><text:line-break/><text:line-break/><text:span text:style-name="Strong_20_Emphasis"><text:span text:style-name="Emphasis"><text:span text:style-name="T2">Cooperativismo, sua representação e força</text:span></text:span></text:span><text:span text:style-name="Strong_20_Emphasis"><text:span text:style-name="T2"> foi tema de painel que apresentou diferentes modelos de cooperação envolvendo o segmento de software livre</text:span></text:span></text:p>
      <text:p text:style-name="P1"><text:line-break/><text:line-break/><text:span text:style-name="T2">Cooperativismo e software livre são dois conceitos com ideais em comum: ambos têm como premissa a colaboração e o pensamento de que o trabalho coletivo pode gerar resultados maiores e melhores do que o individual. Por isso, o tema não ficou de fora da programação do 13º Fórum Internacional Software Livre. Na noite desta quinta-feira, o painel </text:span><text:span text:style-name="Emphasis"><text:span text:style-name="T2">Cooperativismo, sua representação e força</text:span></text:span><text:span text:style-name="T2"> contou com um grupo de palestrantes que reuniu os dois conceitos em um modelo de negócios.</text:span><text:line-break/><text:line-break/><text:span text:style-name="T2">Para introduzir o tema, o analista de sistemas do Sescoop RS, Ednilson Mambac, apresentou um panorama das cooperativas gaúchas e dados que consolidam a força deste modelo na economia do estado. "O cooperativismo gaúcho representa 11,3% do PIB do Rio Grande do Sul", destacou. Mambac também salientou a criação pelo Sescoop da Faculdade de Tecnologia do Cooperativismo - Escoop, a primeira faculdade de cooperativismo do Brasil. A primeira turma teve início em 2012, coincidentemente no mesmo ano que a Organização das Nações Unidas (ONU) nomeou como Ano Internacional das Cooperativas.</text:span><text:line-break/><text:line-break/><text:span text:style-name="T2">Complementando a fala de Mambac, Gustavo Mini, publicitário da agência Competence, apresentou o projeto que a empresa tem desenvolvido junto ao Sescoop para promover o cooperativismo entre os jovens gaúchos. Por meio de uma plataforma digital que inclui site e perfis em redes como YouTube, Facebook e Twitter, o projeto tem conquistado a adesão de cada vez mais jovens que se identificam com o modelo cooperativista.</text:span><text:line-break/><text:line-break/><text:span text:style-name="T2">No painel, o público também conheceu a trajetória de três cooperativas de software livre que conquistaram o seu espaço no mercado: a Solis, de Lajeado/RS; a Colivre, de Salvador/BA; e a Gcoop, de Buenos Aires/AR. Com histórias e caminhos distintos, as três experiências cooperativistas mostram o poder da colaboração no êxito dos negócios no mercado de software livre.</text:span><text:line-break/> <text:line-break/><text:span text:style-name="Strong_20_Emphasis"><text:span text:style-name="T2">Sobre o Fórum Internacional Software Livre (fisl)</text:span></text:span><text:line-break/><text:span text:style-name="T2">O Fórum Internacional de Software Livre (fisl) acontece desde o ano 2000 - chegando em sua 13ª edição. É considerado o mais consolidado evento da área na América Latina e um dos maiores do mundo. Fundado nos  ideais  construídos  inicialmente  pelo físico e programador Richard  Stallman  e,  posteriormente,  pela comunidade  de  hackers  e  desenvolvedores  do  sistema  operacional  GNU/Linux, o fisl surgiu de uma mobilização em prol da luta pela liberdade e autonomia tecnológica do país. O  evento  é  o momento  de  encontro  físico  de  muitas  pessoas 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</text:span><text:line-break/><text:line-break/><text:span text:style-name="Strong_20_Emphasis"><text:span text:style-name="T3">Porto Alegre, 27 de julho de 2012</text:span></text:span><text:line-break/><text:line-break/><text:span text:style-name="T3">Núcleo de Atendimento 13° Fórum Internacional de Software Livre</text:span><text:line-break/><text:span text:style-name="T3">Coordenação: Nicole Carvalho – nicole@enfato.com.br – 51 8118.1501</text:span><text:line-break/><text:soft-page-break/><text:span text:style-name="T3">Direção:Mariana Turkenicz– mariana@enfato.com.br – 51 8121.7062</text:span><text:line-break/><text:line-break/><text:span text:style-name="T3">Enfato Comunicação Empresarial</text:span><text:line-break/><text:span text:style-name="T3">51 30.261.261</text:span><text:line-break/><text:span text:style-name="T3">www.enfato.com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7T10:55:02</meta:creation-date>
    <dc:date>2012-07-27T11:05:42</dc:date>
    <dc:creator>Fisl 13 </dc:creator>
    <meta:editing-duration>P0D</meta:editing-duration>
    <meta:editing-cycles>2</meta:editing-cycles>
    <meta:generator>LibreOffice/3.5$Linux_x86 LibreOffice_project/350m1$Build-3</meta:generator>
    <meta:document-statistic meta:table-count="0" meta:image-count="0" meta:object-count="0" meta:page-count="2" meta:paragraph-count="2" meta:word-count="498" meta:character-count="3287" meta:non-whitespace-character-count="2749"/>
  </office:meta>
</office:document-meta>
</file>